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h bien, je dois vous avouer que je suis particulièrement déçu de la réaction de la mercenaire. Pas une once d'indignation, seulement ce professionnalisme si caractéristique et parfois ennuyeux. Moi qui pensais qu'après nos étreintes du jour, nous avions dépassé ce stade. Mais non, madame décide que sous prétexte que nous risquons tous les deux notre vie un peu plus à chaque seconde passée dans cette ville, il faut prendre les choses sérieusement. Et c'est qu'elle ne se fatiguerait même pas à faire une phrase complète pour m'expliquer le signal. Eh bien si c'est comme ça, je ne l'emmènerai pas à mon prochain rendez-vous dans un bordel. Voilà.</text:p>
      <text:p text:style-name="Standard"/>
      <text:p text:style-name="Standard">En attendant, et bien que je ne l'admettrai pas pour tout l'or du monde, je suis plutôt rassuré de la savoir monter la garde pendant mon entrevue. Pour une raison que j'ignore, j'ai tendance à lui faire confiance. Ne vous emballez pas, j'ai plutôt tendance à faire confiance à beaucoup de gens au premier abord. Mais Nemesia a une assurance et un sérieux qui lui donne un truc en plus. Après un hochement de tête déçu mais entendu, je m'engouffre à la suite de la gérante, qui m'emmène dans les sous-sol du triste établissement, juste sous le hall, d'où je pourrais entendre les potentiels coups de talons de mon acolyte d'infortune le cas échéant.</text:p>
      <text:p text:style-name="Standard"/>
      <text:p text:style-name="Standard">La rencontre avec mon indic se passe plutôt bien, du moins fugacement. Il ne faut que quelques minutes pour que j'entende trois coups secs heurter le plancher vétuste, sonnant la fin de notre entrevue alors que je n'ai pas encore appris la moitié de ce que j'étais venu chercher. Crachant un juron, j'hésite un instant à rester, les informations que je risque de perdre étant particulièrement précieuses. Mais je me ravise. Si Nemesia a déclenché le signal, c'est que quelque chose s'est mal passé. Donc elle est potentiellement en danger. J'aurais du mal à ne pas m'en vouloir s'il lui arrivait quelque chose par ma faute. Je conviens d'un nouveau rendez-vous avec le Rongeur, frustré de ne pas avoir vu aboutir celui-ci, avant de remonter au rez-de-chaussée en triple vitesse.</text:p>
      <text:p text:style-name="Standard"/>
      <text:p text:style-name="Standard">Au moment où je pénètre dans le hall, je constate deux choses : premièrement, la mercenaire est toujours à sa place, visiblement en bonne santé. C'est un soulagement. Deuxièmement, le gorille -qui est en fait un ours- aux bras superflus visiblement à la recherche de quelque chose. Ou de [i]quelqu'un[/i]. Son horrible visage ne me dit rien, mais il ne me dit également rien qui vaille. Il va falloir agir rapidement. Si quelqu'un est sur nos traces, nous n'allons pas pouvoir sortir par la porte d'entrée comme des princes. J'envoie un discret signe de tête vers la tenancière, toujours derrière son fidèle comptoir, avant de m'avancer d'un pas courroucé vers l'arvandienne.</text:p>
      <text:p text:style-name="Standard"/>
      <text:p text:style-name="Standard">&lt;d1&gt;-Ah, tout de même ! Au prix que je paie, la moindre des choses pour une courtisane de votre réputation serait de se présenter à l'heure convenue !&lt;/d1&gt;</text:p>
      <text:p text:style-name="Standard"/>
      <text:p text:style-name="Standard">Alors que je me lance dans mon sketch -qui, en d'autres circonstances, m'aurait beaucoup amusé-, une horde de -vraies- courtisanes approche soudainement notre suspect, le sollicitant de toute part pour des prestations de première classe, attirant son attention le temps que j'attrape Nemesia par le bras et la tire sans prendre le temps de lui expliquer vers l'étage normalement réservé aux clients. Une fois à l'abri -relatif- d'une chambre au décor un peu trop rose à mon goût, je la libère enfin, refermant soigneusement la porte derrière nous. Je me jette sur la fenêtre pour l'ouvrir, découvrant un accès à une échelle menant à une ruelle de l'autre côté de l'entrée principale. Le plan est rodé. Ce n'est pas la première fois que je travaille avec ces filles, dont le courage et l'utilité ferait pâlir de jalousie bien des soldats qui ne manquent pourtant pas de vanter leur bravoure.</text:p>
      <text:p text:style-name="Standard"/>
      <text:p text:style-name="Standard">&lt;d1&gt;-Nous allons sortir par ici. On devrait avoir suffisamment de temps pour...&lt;/d1&gt; Mon esprit s'égare en direction de celles en train de risquer leur vie pour nous permettre de nous échapper. &lt;d1&gt;Je pensais que vous aviez fait le nécessaire pour semer vous poursuivants ? Bref, ne traînons pas.&lt;/d1&gt;</text:p>
      <text:p text:style-name="P1">Elle prend la mouche. J'aurais clairement préféré que ce soit le cas plus tôt, dans un contexte un peu moins précaire. Mais soit. J'imagine qu'on a pas toujours ce qu'on veut dans la vie. A peine avons-nous mis le pied dans la ruelle que Nemiesa me retourne l'accusation. Ainsi il serait [i]forcément[/i] là pour moi. J'arque un sourcil, sans doute encore plus surpris par le tutoiement soudain que par son réquisitoire. Quelle ingratitude. Comme si la dégaine d'une personne pouvait dire quoi que ce soit sur ses origines ou ses motivations. Du classisme de bas étage, voilà ce que j'en dis.</text:p>
      <text:p text:style-name="Standard"/>
      <text:p text:style-name="Standard">&lt;d1&gt;-Ca y est, on en est au « tu » ? Si j'avais su que c'était ce qu'il vous fallait, je vous aurais emmené ici bien plus tôt. L'endroit est charmant. J'imagine que la personne à qui vous avez « emprunté » ce sac tout à l'heure n'emploie que des modèles de beauté, c'est ça ? La semaine de la mode à Anandapolis, on aura tout vu.&lt;/d1&gt;</text:p>
      <text:p text:style-name="Standard"/>
      <text:p text:style-name="Standard">Mais notre querelle n'a pas le temps de s'envenimer que déjà notre ami l'ours pointe le bout de son museau dans la ruelle que je pensais pourtant sans danger. Comment est-il arrivé aussi vite ? Pendant un bref instant, mes pensées vont vers mes alliées de la maison close. J'espère qu'elles sont saines et sauves. Mais je n'ai pas le temps de m'apitoyer sur leur sort que le nôtre paraît déjà bien précaire. J'étouffe un nouveau juron en voyant la silhouette massive nous foncer dessus. Au moment où je m'apprête à m'interposer entre lui et la mercenaire, le damné stoppe sa course, visiblement aussi surpris que moi. Sous mes yeux horrifiés, le monstre a l'air de se battre contre son propre corps, luttant visiblement pour garder le contrôle de ses membres. Mon regard se pose sur Nemiesa, qui elle ne semble pas particulièrement déconcertée. Au contraire. Il ne me faut pas longtemps pour comprendre que ce sinistre spectacle est son œuvre.</text:p>
      <text:p text:style-name="Standard"/>
      <text:p text:style-name="Standard">J'observe la scène, presque avec épouvante. Mes iris azurés sont témoins du monstre se frappant lui-même, terrifié à l'idée de ne plus contrôler ses propres membres. Et je le comprends. Lorsque, finalement, il s'effondre au sol, victime de sa propre force, une lueur différente brille au fond de mes pupilles. Comme une crainte empreinte de jugement. Je dois avouer que je ne sais pas comment j'aurais réagi si Nemiesa avait utilisé ce couteau pour achever de sang-froid notre poursuivant. Il me faut quelques secondes pour reprendre mes esprits, mes paupières s'ouvrant et se fermant un peu plus rapidement que d'ordinaire. Finalement, en entendant les cris d'alarme dans la rue adjacente, je reprends contact avec la réalité, secouant la tête d'un air absent.</text:p>
      <text:p text:style-name="Standard"/>
      <text:p text:style-name="Standard">&lt;d1&gt;-Euh... oui, je connais un endroit. C'est ma planque lorsque les choses dérapent. Suivez-moi.&lt;/d1&gt;</text:p>
      <text:p text:style-name="Standard"/>
      <text:p text:style-name="Standard">Je laisse pour l'instant de côté notre dispute pour savoir qui est la véritable cible de nos agresseurs. Je ne tiens pas spécialement à me retrouver forcé par magie à me mettre un doigt dans le pif parce que je l'ai contrariée. Je m'engouffre dans une ruelle adjacente. Nous avons pour nous l'avantage que je connais bien cette ville, même si je l'ai quittée il y a longtemps. Longeant les murs, je nous entraîne à travers le dédale de rues que forme Ananda, dans un silence bien plus pesant qu'à l'ordinaire, peinant toujours à digérer ce que j'ai vu. Finalement, au coin d'un carrefour, je guette l'artère sur laquelle nous allons déboucher, jetant des coups d’œil inquiet dans toutes les directions.</text:p>
      <text:p text:style-name="Standard"/>
      <text:p text:style-name="Standard">&lt;d1&gt;-Vous voyez cette porte cochère en acajou là bas, en face ? C'est là que nous allons. J'ai un... ami qui pourra nous abriter le temps que ça se tasse. Le Squamate.&lt;/d1&gt; Je ne peux pas retenir ma curiosité et tourne mon visage vers Nemiesa, un air à la fois curieux et suspicieux sur le visage. &lt;d1&gt; Vous faites ça souvent ? Contrôler le corps des gens, je veux dire. Les forcer à agir contre leur gré, tout ça. C'est qui les limi...&lt;/d1&gt;</text:p>
      <text:p text:style-name="Standard"/>
      <text:p text:style-name="Standard">Soudain, un doute m'envahit alors que j'aperçois une ombre au bout de la ruelle. Quel idiot. J'ai pêché par naïveté. Que ce soit la tour Galate ou n'importe quel noble d'Anandapolis qu'elle aurait floué, ils auraient tous une connaissance précise de la ville. Naïveté, et orgueil. Une deuxième <text:soft-page-break/>forme se matérialise aux côté de la première. Ils sont toujours à plusieurs dizaines de mètres. Nous avons peut-être le temps de rejoindre la planque avant qu'ils nous rattrapent. Une lueur dorée commence à briller dans ce qui semble être la main de l'une des silhouettes. J'attrape Nemiesa par le bras et la tire sans ménagement dans la rue suivante, lui pointant du doigt la porte dont je lui parlais.</text:p>
      <text:p text:style-name="Standard"/>
      <text:p text:style-name="Standard">&lt;d1&gt;-Merde ! Allez-y, rejoignez la planque ! Je vous rejoins.&lt;/d1&gt;</text:p>
      <text:p text:style-name="Standard"/>
      <text:p text:style-name="Standard">La ruelle où nous nous trouvons est soudainement éclairée d'une lumière intense, matérialisée dans une sphère incandescente qui se dirige vers nous à vive allure. Des élémentalistes. A quelques mètres à peine de nous, la boule de feu est arrêté par une forme cylindrique obstruant toute la largeur de l'impasse, semblable à une tornade, apparemment façonnée à même le vent. La flamme est avalée par la mini tempête avant de disparaître, asphyxiée par cette gloutonnerie avalant tout l'air à sa disposition. Mais je n'ai pas le temps de me retourner pour emboîter le pas de la mercenaire qu'à travers mon invocation jaillit un rayon de foudre, éclair fendant l'espace de ce microclimat pour venir me frapper en pleine poitrine. Le souffle coupé, le torse irradiant d'une douleur nouvelle due à la brûlure, je m'effondre en arrière, perdant presque instantanément connaissance sous l'effet de la douleur.</text:p>
      <text:p text:style-name="P1">Lorsque j'ouvre les yeux, mon corps est dans un tel état que j'ai l'impression que l'ours à quatre bras -qui était un peu trop présent dans mes cauchemars, si vous voulez mon avis- m'a roulé dessus façon façon, aller-retour et avec tous ses membres -non, pas celui-là-. Il me faut un certain temps pour que la pièce dans laquelle je me trouve arrête d'être floue et se stabilise, épargnant ainsi mon pauvre cerveau déjà bien en peine. Je me redresse d'un bond, les sens aux aguets et le cœur tambourinant contre ma poitrine, à la recherche de repères à quoi me raccrocher. Finalement, je reconnais le décor kitsch du sous-sol de la cache du Squamate et mon rythme cardiaque redescend d'un cran.</text:p>
      <text:p text:style-name="Standard"/>
      <text:p text:style-name="Standard">Je suis -normalement- à l'abri.</text:p>
      <text:p text:style-name="Standard"/>
      <text:p text:style-name="Standard">La panique laisse alors la place à la -non moins désagréable- douleur. Je grogne en me relevant -c'est vraiment le mieux que je puisse faire pour ne pas hurler-, ma poitrine me lançant avec une force qui manque de me faire tourner de l’œil. Il me faut encore quelques secondes pour surpasser cette douleur. Finalement, je peux analyser la situation. Ma chemise m'a été ôtée, aussi bien que mes chaussures. Une pâte grisâtre tapisse mon torse, là où -si mes souvenirs sont bons- une attaque magique m'a percuté. Et le cataplasme a beau faire son effet, je sens ma peau meurtrie m'envoyer des signaux on ne peut plus clairs. J'ai le souffle court, et le moindre mouvement m'arrache un grognement de peine irrépressible.</text:p>
      <text:p text:style-name="Standard"/>
      <text:p text:style-name="Standard">Alors j'aperçois, devant la porte, la silhouette assise et assoupie de Nemesia. Dans mon esprit, les pensées se confondent. Je me demandais comment j'avais pu arriver ici vivant alors que j'avais perdu connaissance, et une explication vient de s'offrir à moi. Une explication tellement improbable que je n'y crois pas une seule seconde. Le visage plein d'interrogations, je pose mes yeux azurés sur elle, essayant de comprendre ce qu'il s'est passé. Elle n'a pourtant pas l'air blessée. Soudain, un éclair -métaphorique- de douleur me prend au niveau de la poitrine et je laisse échapper un cri, posant une main sur mon torse endolori. Cri qui semble réveiller la mercenaire, puisqu'elle bat des paupières quelques secondes plus tard.</text:p>
      <text:p text:style-name="Standard"/>
      <text:p text:style-name="Standard">&lt;d1&gt;-Ahem... Désolé, je vou- je t'ai réveillée. Tout va bien ? Je euh... les gars dans l'allée... l'éclair... c'est toi qui m'as... Tout va bien ?&lt;/d1&gt;</text:p>
      <text:p text:style-name="P1">Allons bon, voilà qu'elle repasse au vouvoiement. Décidément, nous ne nous comprenons pas. Sous mes véhémentes protestations (« mhm », « grmblbl »), la mercenaire me réinstalle sur le fauteuil où je me trouvais, arguant que je ne devrais pas être debout -sous prétexte que que je me suis pris un éclair magique dans la poitrine, la belle affaire-. Lorsque sa main attrape la mienne, je suis parcouru d'une nouvelle décharge électrique -heureusement bien moins puissante et bien moins désagréable cette fois-ci-.</text:p>
      <text:p text:style-name="Standard"/>
      <text:p text:style-name="Standard">&lt;d1&gt;-Tu... Vous avez une sale mine aussi, pour être honnête. Je crois que vous avez un peu forcé sur votre... magie.&lt;/d1&gt;</text:p>
      <text:p text:style-name="Standard"/>
      <text:p text:style-name="Standard">Le souvenir de ce que les pouvoirs de Nemesia sont capables de faire remonte à ma mémoire, et il n'est pas spécialement agréable. Il faut faire preuve d'une certaine dose de sang-froid pour infliger ce qu'elle a infligé à ces hommes -et ours-. Cela étant, elle a l'air sincèrement inquiète de mon état, ce qui me surprend particulièrement. La Nemesia que je connais ne se ferait jamais trop de mouron pour un client. Même le plus amusant d'entre eux. Mais sa sollicitude me touche énormément. Et me trouble légèrement.</text:p>
      <text:p text:style-name="Standard"/>
      <text:p text:style-name="Standard">Lorsque l'arvandienne mentionne ma blessure, celle-ci se rappelle à ma mémoire, transperçant ma poitrine d'une vague de douleur qui m'arrache une grimace. Mais la voir se soucier de mon cas alors qu'elle est elle-même dans un piètre état me remplit de culpabilité. Malheureusement, elle a raison, et le cataplasme n'est plus du tout efficace -en témoigne ma souffrance-. Mais je ne me laisserai pas dorloter si facilement.</text:p>
      <text:p text:style-name="Standard"/>
      <text:p text:style-name="Standard">&lt;d1&gt;-Euh... oui, je veux bien, si... si c'est dans vos moyens. Et après, vous allez vous reposer hein ? Ce sera à mon tour de veiller sur vous. Même si bon, je vous ai déjà sauvée deux fois aujourd'hui après tout...&lt;/d1&gt;</text:p>
      <text:p text:style-name="P1">La mercenaire mord vraiment facilement à l'hameçon. Je suis bien au courant que sans elle, je serais probablement à l'heure qu'il est soit un cadavre, soit quelque part dans les geôles de la tour Galate à me faire torturer pour tenter d'arracher les secrets en ma possession concernant la révolution. J'ai du mal à le dire explicitement, mais je lui suis reconnaissant de m'avoir secouru dans cette allée. Il n'y avait pas grand chose qui l'y obligeait, et connaissant son caractère je suis plus qu'intrigué qu'elle ait choisi de faire demi-tour pour me porter secours. Presque autant intrigué que par sa propension à, telle une girouette un jour de tornade, virevolter entre le tutoiement et le vouvoiement. Je prends une mine faussement outrée alors qu'elle remet en question ma capacité à veiller sur elle.</text:p>
      <text:p text:style-name="Standard"/>
      <text:p text:style-name="Standard">&lt;d1&gt;-Figure-toi que je suis très doué pour prendre soin des gens.&lt;/d1&gt; Je repasse au tutoiement, suivant son exemple. &lt;d1&gt;J'ai un certain nombre de subordonnés qui pourraient en témoigner.&lt;/d1&gt;</text:p>
      <text:p text:style-name="Standard"/>
      <text:p text:style-name="Standard">Ce n'est qu'à moitié vrai. J'éprouve de l'affection pour les courageux membres de la révolution qui ont rejoint la lutte au péril de leur vie, mais je n'hésite pas non plus à les envoyer au charbon quand la situation le demande. Toujours est-il que, pour changer, Nemesia fait montre d'une bien basse estime à mon égard. La suite de sa tirade me surprend cependant beaucoup plus. Est-ce là... de l'inquiétude ? Voilà qui est nouveau. Elle qui a toujours limité nos échanges au strict professionnel -et qui a toujours été très claire à ce sujet-, voilà qu'elle me sermonne parce que je ne prendrais pas les risques assez au sérieux. Je ne peux m'empêcher de sourire tandis qu'elle me sermonne, me demandant ce que cela peut bien vouloir dire. Avant de me raviser lorsque ses mains effleurent ma peau à l'endroit de ma brûlure, laissant échapper une grimace de souffrance et me mordant la lèvre inférieure pour retenir un cri.</text:p>
      <text:p text:style-name="Standard"/>
      <text:p text:style-name="Standard">Je me suis pas raté.</text:p>
      <text:p text:style-name="Standard"/>
      <text:p text:style-name="Standard">&lt;d1&gt;-Et toi tu prends tout si au sérieux.&lt;/d1&gt; Je hausse les épaules. &lt;d1&gt;J'aurais pu mourir et quoi ? Ça n'aurait pas bouleversé la face du monde. Tu aurais enfin été débarrassée de mes mauvaises blagues.&lt;/d1&gt;</text:p>
      <text:p text:style-name="Standard"/>
      <text:p text:style-name="Standard">Elle n'a pas tout à fait tort sur un point, ceci dit. Je [i]prends tout[/i] à la légère. Mon regard se pose, à nouveau silencieux, sur ses mains tandis qu'elle remplace le cataplasme sur mon torse. Si la douleur continue est une véritable épreuve, je dois admettre qu'elle sait y faire. Et le contact de ses mains sur ma peau a quelque chose d'apaisant. Je me perds un instant dans mes pensées, toujours nauséeux après mon coma forcé -je ne sais toujours pas combien de temps il a duré, d'ailleurs-, jusqu'à ce que Nemesia m'en extirpe, témoignant une nouvelle fois de son soulagement. J'avoue que je commence à m'inquiéter pour son état. C'est sans doute la fatigue qui la rend mielleuse. Alors qu'elle vient s'installer contre le fauteuil, je me lève de celui-ci dans une nouvelle grimace, un air vraiment réprobateur sur le visage.</text:p>
      <text:p text:style-name="Standard"/>
      <text:p text:style-name="Standard">&lt;d1&gt;-Merci pour le cataplasme. Ça euh... ça me touche vraiment. En revanche ça suffit, tu as assez donné. Prends le fauteuil, tu as autant besoin de dormir que moi.&lt;/d1&gt;</text:p>
      <text:p text:style-name="P1">Pour une raison qui m'échappe, j'ai l'impression que mes paroles l'irritent encore plus. S'il y a bien une chose que je n'avais pas anticipée, c'est de me faire accrocher par la mercenaire parce que je ne fais pas assez attention. C'est à vrai dire tellement inattendu que cela me fait perdre pied, et je reste pantois pendant quelques secondes, bien en peine, une fois n'est pas coutume, de trouver une répartie inspirée comme j'en ai l'habitude. Je l'observe donc de mon regard azuré tenter de trouver une position plus ou moins confortable contre un fauteuil qui fait tout les efforts du monde pour ne pas l'être -dans la mesure où l'on ne s’assoit pas dessus-, presque attendri.</text:p>
      <text:p text:style-name="Standard"/>
      <text:p text:style-name="Standard">Un fin sourire vient illuminer mon visage alors que la jeune femme récite une phrase qui me semble avoir tout l'air d'une citation. De qui ? La question reste entière -et ne m'intéresse guère-, mais j'arque légèrement un sourcil en entendant ses mots. Je comprends enfin pourquoi elle est grincheuse depuis notre arrivée dans la planque -outre le fait qu'elle soit coincée dans un sous-sol insalubre avec moi, ce qui n'est pas le rêve de tous, je peux le concevoir-. Je laisse échapper un soupir de lassitude alors que Nemesia refuse catégoriquement de prendre la place que je lui laisse.</text:p>
      <text:p text:style-name="Standard"/>
      <text:p text:style-name="Standard">&lt;d1&gt;-Eh bien, j'imagine que personne ne le prendra alors. Je ne vais pas m'offrir ce luxe alors qu'une demoiselle en détresse est assise par terre.&lt;/d1&gt;</text:p>
      <text:p text:style-name="Standard"/>
      <text:p text:style-name="Standard">Je lui adresse un clin d’œil, réutilisant volontairement la même description qui l'avait tant agacée quelques heures plus tôt. D'un pas traînant, réprimant toujours tant bien que mal la douleur qui m'assaille la poitrine, je me dirige sur le côté du fauteuil, où son posés ma chemise -irrécupérable au vu du trou béant et des traces de brûlures qui la parsèment- et mon long manteau noir. J'attrape ce dernier avant de revenir du côté de la mercenaire. Je pose la veste par dessus elle pour la couvrir avant de venir m'installer à côté d'elle, assis le dos coincé contre le siège. Diantre, quel niveau d'entêtement il faut avoir pour s'infliger ça alors qu'on vous offre une place bien plus confortable.</text:p>
      <text:p text:style-name="Standard"/>
      <text:p text:style-name="Standard">&lt;d1&gt;-Prends au moins ça. Sinon tu vas attraper froid, avec ton insigne fessier collé au sol gelé.&lt;/d1&gt;</text:p>
      <text:p text:style-name="Standard"/>
      <text:p text:style-name="Standard">Je laisse retomber ma tête en arrière pour qu'elle s'appuie contre le fauteuil, fermant les yeux pour essayer de trouver un peu de paix dans la tourmente de cette journée chaotique. Alors que je repense à la réaction de Nemesia, je ne peux m'empêcher de commenter son dicton.</text:p>
      <text:p text:style-name="Standard"/>
      <text:p text:style-name="Standard">&lt;d1&gt;-Ne t'en fais pas, je suis sûr que tu as hésité.&lt;/d1&gt;</text:p>
      <text:p text:style-name="Standard"/>
      <text:p text:style-name="Standard">Est-ce que je me tire une balle dans le pied ? Ou bien j'essaye simplement de la rassurer quant à la signification de son geste ? A moins que je ne cherche seulement à faire un nouveau trait d'esprit pour faire l'intéressant ? Même moi, je n'en suis à vrai dire pas certain.</text:p>
      <text:p text:style-name="P1">Je laisse échapper un petit rire alors que Nemesia « m'avoue » qu'elle a songé à m'abandonner à mon triste sort dans la ruelle. Comme si je ne le savais pas déjà. Je ne lui en aurais pas voulu. La jeune femme aux cheveux prune a beau être entourée de mystères, il y a bien une chose que j'ai comprise il y a bien longtemps à son sujet : elle est prête à tout pour atteindre son objectif, quel qu'il soit. Et pour y parvenir, abandonner un client un peu lourd derrière est un bien maigre prix à payer. Nous fonctionnons complètement à l'inverse tous les deux. Comme un yin et un yang. Moi qui ne rêve de rien et qui donne tout, elle qui a un tout à accomplir et qui ne peut rien laisser.</text:p>
      <text:p text:style-name="Standard"/>
      <text:p text:style-name="Standard">Est-ce qu'effectivement, les conséquences priment sur le reste ? Peut-on affirmer, comme le veut l'impopulaire expression, que la fin justifie les moyens ? Je n'en sais rien. Je ne me pose pas ce genre de questions. J'agis seulement. La fin n'a pas de sens à mes yeux. Je souris alors que la mercenaire mentionne une nouvelle fois mon humour douteux. Je vais finir par croire qu'elle les apprécie, mes plaisanteries.</text:p>
      <text:p text:style-name="Standard"/>
      <text:p text:style-name="Standard">&lt;d1&gt;-C'est vrai que [i]ça[/i], ça aurait été terrible.&lt;/d1&gt;</text:p>
      <text:p text:style-name="Standard"/>
      <text:p text:style-name="Standard">Je crois que mon attention a enterré la hache de guerre. L'atmosphère se détend radicalement alors que je viens me glisser à côté d'elle, preuve en est qu'elle me répond sur le même ton badin et impertinent qui est normalement mon apanage. Puis se passe une chose incroyable. Non, deux choses incroyables. D'abord, Nemesia me remercie pour mon geste, ce qui soyons honnête mérite à lui seul de faire marquer ce jour d'une pierre blanche. Mais surtout, elle me livre alors son véritable prénom. Mes paupières s'ouvrent soudainement alors que ses mots parviennent à mon esprit, et je tourne mon visage vers elle pour l'observer d'un air extrêmement surpris. Le temps semble s'arrêter un instant alors que je prends la mesure de ce que cela représente à ses yeux. Pour une obscure raison, je sens mon visage s'empourprer tandis que mon cœur se met à battre plus fort dans ma poitrine douloureuse.</text:p>
      <text:p text:style-name="Standard"/>
      <text:p text:style-name="Standard">Peinant à trouver quoi répondre, je laisse le silence s'installer pendant un long moment, l'observant poser sa tête sur mon épaule, accentuant encore un peu ma gêne. Je sens la chaleur gagner mes joues rosies, mais n'ose faire le moindre geste. Finalement, je parviens à reprendre mes esprits, décidant de dissimuler mon embarras derrière une énième plaisanterie dont j'ai le secret.</text:p>
      <text:p text:style-name="Standard"/>
      <text:p text:style-name="Standard">&lt;d1&gt;-Ah. Je comprends que tu aies préféré Nemesia.&lt;/d1&gt; Je pouffe. &lt;d1&gt;Pardon. Enchanté, Nephilia. Alors dis-moi, c'est quoi ces besoins que tu as, que tu as fait passer après les miens ?&lt;/d1&gt; Je marque une pause.&lt;d1&gt;-Merci, au fait...&lt;/d1&gt;</text:p>
      <text:p text:style-name="P1">Je rêve ou Neme- Nephilia se sent pousser des ailes ? Madame se prend à tenter de me défier à mon propre jeu, venant me taquiner sur mon visage empourpré. Bien qu'elle n'ait pas tort sur ce point, à mon grand dam, je n'en ai pas perdu mes moyens pour autant. Et si la décence et le respect que j'éprouve à son égard -particulièrement après aujourd'hui- m'ont jusqu'alors évité d'avoir des idées déplacées -ou en tout cas de les enfouir suffisamment profondément-, si la mercenaire veut jouer la carte de la provocation, c'est à ses risques et périls. Et comme elle vient d'écarter la possibilité d'une discussion sérieuse en répondant à moitié à ma question, j'en déduis que c'est effectivement le jeu auquel elle veut jouer.</text:p>
      <text:p text:style-name="Standard"/>
      <text:p text:style-name="Standard">Et elle va être servie.</text:p>
      <text:p text:style-name="Standard"/>
      <text:p text:style-name="Standard">Il ne me reste plus à présent qu'à gérer le problème relativement gênant de mon cœur qui continue à tambouriner contre ma cage thoracique, et dont le rythme s'accélère encore lorsque l'arvandienne vient pratiquement coller son visage contre le mien. Je sens une bouffée de chaleur envahir mon corps alors que je déglutis avec force. Faisant appel à toute la force mentale dont je dispose, je parviens à reprendre le contrôle. Il n'est pas question qu'elle me batte sur mon terrain de prédilection, même si la tension montant sous couvert de plaisanteries rend plus ardue la tâche. C'est tellement plus simple avec une fille que je ne connais pas. Tout en arborant un petit sourire, je viens poser une main sur la sienne.</text:p>
      <text:p text:style-name="Standard"/>
      <text:p text:style-name="Standard">&lt;d1&gt;-Qui a dit que c'était sans arrière-pensée ?&lt;/d1&gt;</text:p>
      <text:p text:style-name="Standard"/>
      <text:p text:style-name="Standard">En vérité, ça l'était. Si j'ai toujours trouvé Nephilia attirante, je suis trop attaché au respect pour tenter quoi que ce soit tant que je n'ai pas un signe clair d'une envie réciproque. Mais au regard de son comportement, je commence à me poser réellement la question, que je m'efforce -comme toujours- de dissimuler derrière un masque de nonchalance et d'ironie. Cette attirance serait-elle après tout mutuelle ? Mais alors que je finis ma phrase, mon expression se referme légèrement et je ferme les yeux, un air presque triste se déposant sur mon visage. Il va falloir être fort.</text:p>
      <text:p text:style-name="Standard"/>
      <text:p text:style-name="Standard">&lt;d1&gt;-Non, c'est que... Nephilia c'est le prénom de ma première femme...&lt;/d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09T21:16:11.74</meta:creation-date>
    <dc:date>2023-11-12T23:35:58.70</dc:date>
    <meta:editing-duration>PT18H26M44S</meta:editing-duration>
    <meta:editing-cycles>1332</meta:editing-cycles>
    <meta:generator>OpenOffice/4.1.13$Win32 OpenOffice.org_project/4113m1$Build-9810</meta:generator>
    <meta:document-statistic meta:table-count="0" meta:image-count="0" meta:object-count="0" meta:page-count="9" meta:paragraph-count="54" meta:word-count="4185" meta:character-count="24606"/>
  </office:meta>
</office:document-meta>
</file>